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31">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6"/>
    <style:style style:name="P36" style:family="paragraph" style:parent-style-name="Standard" style:list-style-name="L27"/>
    <style:style style:name="P37" style:family="paragraph" style:parent-style-name="Standard" style:list-style-name="L28"/>
    <style:style style:name="P38" style:family="paragraph" style:parent-style-name="Standard" style:list-style-name="L29"/>
    <style:style style:name="P39" style:family="paragraph" style:parent-style-name="Standard" style:list-style-name="L30"/>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8"/>
    <style:style style:name="P107" style:family="paragraph" style:parent-style-name="Standard" style:list-style-name="L99"/>
    <style:style style:name="P108" style:family="paragraph" style:parent-style-name="Standard" style:list-style-name="L100"/>
    <style:style style:name="P109" style:family="paragraph" style:parent-style-name="Standard" style:list-style-name="L101"/>
    <style:style style:name="P110" style:family="paragraph" style:parent-style-name="Standard" style:list-style-name="L102"/>
    <style:style style:name="P111" style:family="paragraph" style:parent-style-name="Standard" style:list-style-name="L103"/>
    <style:style style:name="P112" style:family="paragraph" style:parent-style-name="Standard" style:list-style-name="L104"/>
    <style:style style:name="P113" style:family="paragraph" style:parent-style-name="Standard" style:list-style-name="L105"/>
    <style:style style:name="P114" style:family="paragraph" style:parent-style-name="Standard" style:list-style-name="L106"/>
    <style:style style:name="P115" style:family="paragraph" style:parent-style-name="Standard" style:list-style-name="L107"/>
    <style:style style:name="P116" style:family="paragraph" style:parent-style-name="Standard" style:list-style-name="L108"/>
    <style:style style:name="P117" style:family="paragraph" style:parent-style-name="Standard" style:list-style-name="L109"/>
    <style:style style:name="P118" style:family="paragraph" style:parent-style-name="Standard" style:list-style-name="L110"/>
    <style:style style:name="P119" style:family="paragraph" style:parent-style-name="Standard" style:list-style-name="L111"/>
    <style:style style:name="P120" style:family="paragraph" style:parent-style-name="Standard" style:list-style-name="L112"/>
    <style:style style:name="P121" style:family="paragraph" style:parent-style-name="Standard" style:list-style-name="L113"/>
    <style:style style:name="P122" style:family="paragraph" style:parent-style-name="Standard" style:list-style-name="L115"/>
    <style:style style:name="P123" style:family="paragraph" style:parent-style-name="Standard" style:list-style-name="L116"/>
    <style:style style:name="P124" style:family="paragraph" style:parent-style-name="Standard" style:list-style-name="L11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style:style>
    <style:style style:name="T15" style:family="text">
      <style:text-properties fo:color="#cc0000" loext:opacity="100%"/>
    </style:style>
    <style:style style:name="T16" style:family="text">
      <style:text-properties fo:color="#cc3300" fo:font-weight="bold" style:font-weight-asian="bold" style:font-weight-complex="bold"/>
    </style:style>
    <style:style style:name="T17"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4.0.7</text:p>
      <text:list xml:id="list1313622066865673445" text:style-name="L116">
        <text:list-item>
          <text:p text:style-name="P123">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3701608454351630408" text:style-name="L115">
        <text:list-item>
          <text:p text:style-name="P122">minor GUI changes<text:line-break/></text:p>
        </text:list-item>
      </text:list>
      <text:p text:style-name="Standard">version 4.0.5</text:p>
      <text:list xml:id="list1290649214726390962" text:style-name="L1">
        <text:list-item>
          <text:p text:style-name="P10">if you click outside the light-curve, the closest point will be toggled (so you don't have to zoom in to select the leftmost or rightmost point in a light-curve.<text:line-break/></text:p>
        </text:list-item>
        <text:list-item>
          <text:p text:style-name="P10">When baseline statistics are calculated, they are reported as <text:span text:style-name="T17">baseline mean</text:span> and <text:span text:style-name="T17">baseline snr</text:span> (instead of just snr, which is the term we use when a drop is present).<text:line-break/></text:p>
        </text:list-item>
      </text:list>
      <text:p text:style-name="Standard">version 4.0.4</text:p>
      <text:list xml:id="list3700881365217941395" text:style-name="L2">
        <text:list-item>
          <text:p text:style-name="P11">a few GUI changes<text:line-break/></text:p>
        </text:list-item>
        <text:list-item>
          <text:p text:style-name="P11">removed the Use as secondary check box. Now if secondary curve is selected (spinner is non-zero), it will be used automatically.<text:line-break/></text:p>
        </text:list-item>
      </text:list>
      <text:p text:style-name="Standard">version 4.0.3</text:p>
      <text:list xml:id="list3192820877839805810" text:style-name="L3">
        <text:list-item>
          <text:p text:style-name="P12">implements a major GUI change: uses tabbed folders to group buttons and other controls. <text:line-break/></text:p>
        </text:list-item>
        <text:list-item>
          <text:p text:style-name="P12">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2">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2112842932751660985" text:style-name="L4">
        <text:list-item>
          <text:p text:style-name="P13"><text:soft-page-break/>removed a debug print statement that was inadvertently left in. It is responsible for the “mouse event” messages polluting the log file.<text:line-break/></text:p>
        </text:list-item>
      </text:list>
      <text:p text:style-name="Standard">version 4.0.1</text:p>
      <text:list xml:id="list6811651394116774245" text:style-name="L5">
        <text:list-item>
          <text:p text:style-name="P14">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6822106258921906322" text:style-name="L6">
        <text:list-item>
          <text:p text:style-name="P15">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7562126025116198426" text:style-name="L7">
        <text:list-item>
          <text:p text:style-name="P16">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8125038230959604599" text:style-name="L8">
        <text:list-item>
          <text:p text:style-name="P17">one more attempt to solve the gui sizing issue.<text:line-break/></text:p>
        </text:list-item>
        <text:list-item>
          <text:p text:style-name="P17">'sticky' settings are back but are now stored in <text:span text:style-name="T14">pyote.ini</text:span> instead of the<text:line-break/> obscure <text:span text:style-name="T14">simple-ote.ini<text:line-break/></text:span></text:p>
        </text:list-item>
      </text:list>
      <text:p text:style-name="Standard">version 3.9.7</text:p>
      <text:list xml:id="list8817645668585254533" text:style-name="L9">
        <text:list-item>
          <text:p text:style-name="P18">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soft-page-break/></text:p>
        </text:list-item>
      </text:list>
      <text:p text:style-name="Standard">version 3.9.6</text:p>
      <text:list xml:id="list8905210022967337976" text:style-name="L10">
        <text:list-item>
          <text:p text:style-name="P19">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1120191468718665144" text:style-name="L11">
        <text:list-item>
          <text:p text:style-name="P20">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3958688665889506616" text:style-name="L12">
        <text:list-item>
          <text:p text:style-name="P21">attempts to fix over-size initial gui.<text:line-break/></text:p>
        </text:list-item>
      </text:list>
      <text:p text:style-name="Standard">version 3.9.3</text:p>
      <text:list xml:id="list5441912535153221987" text:style-name="L13">
        <text:list-item>
          <text:p text:style-name="P22">makes various improvements to the 'detectability' calculator to make it easier to use.<text:line-break/></text:p>
        </text:list-item>
      </text:list>
      <text:p text:style-name="Standard">version 3.9.2</text:p>
      <text:list xml:id="list506789231866365260" text:style-name="L14">
        <text:list-item>
          <text:p text:style-name="P23">adds a 'detectability' calculator for use in pre-planning event observation.<text:line-break/></text:p>
        </text:list-item>
        <text:list-item>
          <text:p text:style-name="P23">'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8322872898297982752" text:style-name="L15">
        <text:list-item>
          <text:p text:style-name="P24">adds an snr calculation to the <text:span text:style-name="T16">Calc baseline stats</text:span> button.<text:line-break/></text:p>
        </text:list-item>
      </text:list>
      <text:p text:style-name="Standard">version 3.9.0</text:p>
      <text:list xml:id="list2247257807974056463" text:style-name="L16">
        <text:list-item>
          <text:p text:style-name="P25">restored the right-click help to the <text:span text:style-name="T16">Mark baseline region</text:span> | <text:span text:style-name="T16">Clear baseline region</text:span> | <text:span text:style-name="T16">Calc baseline mean/sigma/corr coeffs</text:span> buttons that got lost during the scrollable gui experiment.<text:line-break/></text:p>
        </text:list-item>
      </text:list>
      <text:p text:style-name="Standard">version 3.8.9</text:p>
      <text:list xml:id="list1546016964036761059" text:style-name="L17">
        <text:list-item>
          <text:p text:style-name="P26">Changed the label on the <text:span text:style-name="T16">Write csv file</text:span> button to <text:span text:style-name="T16">Save current light-curve</text:span> to more intuitively suggest what is hiding behind this button.<text:line-break/></text:p>
        </text:list-item>
      </text:list>
      <text:p text:style-name="Standard">version 3.8.8</text:p>
      <text:list xml:id="list9048918680558409601" text:style-name="L18">
        <text:list-item>
          <text:p text:style-name="P27">fixed a bug that sometimes kept events that contained a single point at the bottom from producing a report.<text:line-break/><text:soft-page-break/></text:p>
        </text:list-item>
      </text:list>
      <text:p text:style-name="Standard">version 3.8.7</text:p>
      <text:list xml:id="list6971787802519902930" text:style-name="L19">
        <text:list-item>
          <text:p text:style-name="P28">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5739236654208457842" text:style-name="L20">
        <text:list-item>
          <text:p text:style-name="P29">checks for only a single light-curve in the csv file which was causing a 'list index out of range' error message<text:line-break/></text:p>
        </text:list-item>
      </text:list>
      <text:p text:style-name="Standard">version 3.8.5</text:p>
      <text:list xml:id="list7453695544102141787" text:style-name="L21">
        <text:list-item>
          <text:p text:style-name="P30">changed the way QGridLayout was referenced.<text:line-break/></text:p>
        </text:list-item>
      </text:list>
      <text:p text:style-name="Standard">version 3.8.4</text:p>
      <text:list xml:id="list1852112655558263480" text:style-name="L22">
        <text:list-item>
          <text:p text:style-name="P31">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31"/>
        </text:list-item>
      </text:list>
      <text:p text:style-name="Standard">version 3.8.3</text:p>
      <text:list xml:id="list4371365815628688538" text:style-name="L23">
        <text:list-item>
          <text:p text:style-name="P32">adds display of light-curve name (if available in the csv file) to the curve-to-be-analyzed and the normalization curve next to their selection spinners.<text:line-break/></text:p>
        </text:list-item>
      </text:list>
      <text:p text:style-name="Standard">version 3.8.2</text:p>
      <text:list xml:id="list7289857849497358299" text:style-name="L24">
        <text:list-item>
          <text:p text:style-name="P33">3.7.5 introduced a scrollable GUI for small screens. Unfortunately, that caused resizing problem for all users. The version reverts back to the original GUI design.<text:line-break/></text:p>
        </text:list-item>
        <text:list-item>
          <text:p text:style-name="P33">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139191459943013712" text:style-name="L25">
        <text:list-item>
          <text:p text:style-name="P34">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6421224597828680163" text:style-name="L26">
        <text:list-item>
          <text:p text:style-name="P35">adds a tutorial button to supply a quick-start for new or infrequent users.<text:line-break/></text:p>
        </text:list-item>
      </text:list>
      <text:p text:style-name="Standard">version 3.7.9</text:p>
      <text:list xml:id="list4475916873399741751" text:style-name="L27">
        <text:list-item>
          <text:p text:style-name="P36">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soft-pag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7251170327851904030" text:style-name="L28">
        <text:list-item>
          <text:p text:style-name="P37">added visible left, top, and bottom axes to main plot (with ticks to make easier to associate timestamp with point).<text:line-break/></text:p>
        </text:list-item>
      </text:list>
      <text:p text:style-name="Standard">version 3.7.7</text:p>
      <text:list xml:id="list1045832324244730743" text:style-name="L29">
        <text:list-item>
          <text:p text:style-name="P38">if timestamps are available in the csv file, they are used as x axis labels in the main plot.<text:line-break/></text:p>
        </text:list-item>
      </text:list>
      <text:p text:style-name="Standard">version 3.7.6</text:p>
      <text:list xml:id="list765907058185800668" text:style-name="L30">
        <text:list-item>
          <text:p text:style-name="P39">changed the way QMainWindow and Qapplication were referenced to accommodate the latest Anaconda version, which has reorganized where those modules are stored. </text:p>
          <text:p text:style-name="P39">This was causing a fatal startup error.<text:line-break/> </text:p>
        </text:list-item>
      </text:list>
      <text:p text:style-name="Standard">version 3.7.5</text:p>
      <text:list xml:id="list3135416721025273372" text:style-name="L31">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2077522366476887192" text:style-name="L32">
        <text:list-item>
          <text:p text:style-name="P40">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1844683749922860478" text:style-name="L33">
        <text:list-item>
          <text:p text:style-name="P41">adds code line needed by any Mac users that are running Big Sur<text:line-break/></text:p>
        </text:list-item>
      </text:list>
      <text:p text:style-name="Standard">version 3.7.2</text:p>
      <text:list xml:id="list245984973334672279" text:style-name="L34">
        <text:list-item>
          <text:p text:style-name="P42">fixes bug that caused all analysis attempts to 'stall'</text:p>
        </text:list-item>
      </text:list>
      <text:p text:style-name="Standard"><text:soft-page-break/></text:p>
      <text:p text:style-name="Standard">version 3.7.1</text:p>
      <text:list xml:id="list4186359717949881953" text:style-name="L35">
        <text:list-item>
          <text:p text:style-name="P43">fixed a bug in the r limb angle entry<text:line-break/></text:p>
        </text:list-item>
      </text:list>
      <text:p text:style-name="Standard">version 3.7.0</text:p>
      <text:list xml:id="list2785395368787676237" text:style-name="L36">
        <text:list-item>
          <text:p text:style-name="P44">adds right-click help to ast speed label giving the equation to use if asteroid speed is not available but asteroid diameter and maximum duration are specified<text:line-break/></text:p>
        </text:list-item>
        <text:list-item>
          <text:p text:style-name="P44">adds suggestion to right-click help on penumbral fit checkbox for how to find the penumbral curve csv file that is provided for practice purposes.<text:line-break/></text:p>
        </text:list-item>
      </text:list>
      <text:p text:style-name="Standard">version 3.6.8</text:p>
      <text:list xml:id="list1962081978898242276" text:style-name="L37">
        <text:list-item>
          <text:p text:style-name="P45">adds modeling of off centerline observations to lightcurve calibration curve generation<text:line-break/></text:p>
        </text:list-item>
      </text:list>
      <text:p text:style-name="Standard">version 3.6.7</text:p>
      <text:list xml:id="list92829846170966176" text:style-name="L38">
        <text:list-item>
          <text:p text:style-name="P46">clarified the location of the Enable Manual Timestamp Entry checkbox in the pop-up message appears when there are no timestamps in the csv file.<text:line-break/></text:p>
        </text:list-item>
      </text:list>
      <text:p text:style-name="Standard">version 3.6.6</text:p>
      <text:list xml:id="list6256409131519233854" text:style-name="L39">
        <text:list-item>
          <text:p text:style-name="P47">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6440505633959057731" text:style-name="L40">
        <text:list-item>
          <text:p text:style-name="P48">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4961731041215240098" text:style-name="L41">
        <text:list-item>
          <text:p text:style-name="P49">version 3.6.2 would open .xlsx Report file on Mac, but not Windows. This version attempts to fix that (Windows needs a different command to open a file).<text:line-break/></text:p>
        </text:list-item>
      </text:list>
      <text:p text:style-name="Standard">version 3.6.2</text:p>
      <text:list xml:id="list9216118475466401472" text:style-name="L42">
        <text:list-item>
          <text:p text:style-name="P50">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text:soft-page-break/>… if I can't write to the selected file, I ask whether you might have it open somewhere else already<text:line-break/></text:p>
        </text:list-item>
      </text:list>
      <text:p text:style-name="Standard">version 3.6.1</text:p>
      <text:list xml:id="list4802738133818543880" text:style-name="L43">
        <text:list-item>
          <text:p text:style-name="P51">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5">… fill Excel report </text:span>button<text:line-break/></text:p>
        </text:list-item>
      </text:list>
      <text:p text:style-name="Standard">version 3.6.0</text:p>
      <text:list xml:id="list5798352449149353426" text:style-name="L44">
        <text:list-item>
          <text:p text:style-name="P52"><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5">...</text:span><text:line-break/><text:line-break/><text:span text:style-name="T15">…</text:span> <text:span text:style-name="T15">MUST BE CONVERTED to .xlsx for use by PyOTE!<text:line-break/></text:span></text:p>
          <text:p text:style-name="P52"><text:span text:style-name="T15">…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8304089720540122616" text:style-name="L45">
        <text:list-item>
          <text:p text:style-name="P53">fixed another bug in penumbral curve fit and removed diagnostic printouts.<text:line-break/><text:soft-page-break/></text:p>
        </text:list-item>
      </text:list>
      <text:p text:style-name="Standard">version 3.5.8</text:p>
      <text:list xml:id="list9144301047540443642" text:style-name="L46">
        <text:list-item>
          <text:p text:style-name="P54">fixed a number of bugs in the penumbral curve fit code<text:line-break/></text:p>
        </text:list-item>
      </text:list>
      <text:p text:style-name="Standard">version 3.5.7</text:p>
      <text:list xml:id="list2085183606522739187" text:style-name="L47">
        <text:list-item>
          <text:p text:style-name="P55">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9146453769513219940" text:style-name="L48">
        <text:list-item>
          <text:p text:style-name="P56">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1367154717469271821" text:style-name="L49">
        <text:list-item>
          <text:p text:style-name="P57">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535667582626143608" text:style-name="L50">
        <text:list-item>
          <text:p text:style-name="P58">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6600222510004304187" text:style-name="L51">
        <text:list-item>
          <text:p text:style-name="P59">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4864985060008752160" text:style-name="L52">
        <text:list-item>
          <text:p text:style-name="P60">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text:soft-page-break/>an automatic 'trim' of the points affected by extrapolation.<text:line-break/></text:p>
        </text:list-item>
      </text:list>
      <text:p text:style-name="Standard">version 3.5.1</text:p>
      <text:list xml:id="list3453068845752243195" text:style-name="L53">
        <text:list-item>
          <text:p text:style-name="P61">Added additional references to the North American Excel Spreadsheet report in the new section of the final report that bangs on about the start-of-exposure timing convention.<text:line-break/></text:p>
        </text:list-item>
      </text:list>
      <text:p text:style-name="Standard">version 3.5.0</text:p>
      <text:list xml:id="list3092831366673007304" text:style-name="L54">
        <text:list-item>
          <text:p text:style-name="P62">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62">NEW: when 'trims' have been placed, a 'write csv' process will honor those values and produce a 'trimmed' output file.<text:line-break/></text:p>
        </text:list-item>
        <text:list-item>
          <text:p text:style-name="P62">NEW: when a light curve has been 'normalized', the changed values are written to the data table where, once again, a 'write csv' process will capture the results.<text:line-break/></text:p>
        </text:list-item>
        <text:list-item>
          <text:p text:style-name="P62">Added additional reminders that the start-of-exposure timestamp/timing convention is employed.</text:p>
        </text:list-item>
      </text:list>
      <text:p text:style-name="Standard"/>
      <text:p text:style-name="Standard">version 3.4.9</text:p>
      <text:list xml:id="list13359531657172753" text:style-name="L55">
        <text:list-item>
          <text:p text:style-name="P63">Added some explanatory language to the “Excel report” section regarding the proper interpretation of the 'false positive probability' number.<text:line-break/></text:p>
        </text:list-item>
      </text:list>
      <text:p text:style-name="Standard">version 3.4.8</text:p>
      <text:list xml:id="list4183609971155672007" text:style-name="L56">
        <text:list-item>
          <text:p text:style-name="P64">This version deals more realistically with high magDrop lightcurves by defining a 'limiting magDrop' as: <text:line-break/><text:line-break/><text:tab/>limMagDrop = 2.5 * log10( B / std(A) ) <text:line-break/><text:line-break/><text:tab/>std(A) is the noise level of A.</text:p>
          <text:p text:style-name="P64"><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soft-pag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230303211305193314" text:style-name="L57">
        <text:list-item>
          <text:p text:style-name="P65">Automatically loads the correct version of Adv2<text:line-break/></text:p>
        </text:list-item>
      </text:list>
      <text:p text:style-name="Standard">version 3.4.6</text:p>
      <text:list xml:id="list1043071742077313211" text:style-name="L58">
        <text:list-item>
          <text:p text:style-name="P66">Adds AAV Version 2 file as a type that can be read (important when Do OCR check is enabled)</text:p>
        </text:list-item>
      </text:list>
      <text:p text:style-name="Standard"/>
      <text:p text:style-name="Standard">version 3.4.5</text:p>
      <text:list xml:id="list1040112564694262160" text:style-name="L59">
        <text:list-item>
          <text:p text:style-name="P67">Fixes block integration which was failing when more than 4 lightcurves were being processed.<text:line-break/></text:p>
        </text:list-item>
        <text:list-item>
          <text:p text:style-name="P67">Made use diff and Do OCR checkboxes sticky.<text:line-break/></text:p>
        </text:list-item>
      </text:list>
      <text:p text:style-name="Standard">version 3.4.4</text:p>
      <text:list xml:id="list2952760460090029127" text:style-name="L60">
        <text:list-item>
          <text:p text:style-name="P68">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4503978970822054081" text:style-name="L61">
        <text:list-item>
          <text:p text:style-name="P69">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345829724050271938" text:style-name="L62">
        <text:list-item>
          <text:p text:style-name="P7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7664704206105000677" text:style-name="L63">
        <text:list-item>
          <text:p text:style-name="P71"><text:soft-page-break/>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7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7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1093569277470026443" text:style-name="L64">
        <text:list-item>
          <text:p text:style-name="P7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102129675780972360" text:style-name="L65">
        <text:list-item>
          <text:p text:style-name="P73">Automatically installs cv2 if not already present. <text:s/>This package is needed for the new frame view feature.<text:line-break/></text:p>
        </text:list-item>
      </text:list>
      <text:p text:style-name="Standard">version 3.3.8</text:p>
      <text:list xml:id="list6967565214018860160" text:style-name="L66">
        <text:list-item>
          <text:p text:style-name="P7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81494402164820346" text:style-name="L67">
        <text:list-item>
          <text:p text:style-name="P75">A new button (View frame) with an associated spinner for entry of a frame number has been added:</text:p>
          <text:p text:style-name="P75"/>
        </text:list-item>
      </text:list>
      <text:p text:style-name="P6">Use this button to view a frame from the video that was used by PyMovie or Limovie to prepare the .csv file that is currently being analyzed. <text:s/>.avi and .ser files are viewable in <text:soft-page-break/>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085502979670944190" text:style-name="L68">
        <text:list-item>
          <text:p text:style-name="P76">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60298741730308017" text:style-name="L69">
        <text:list-item>
          <text:p text:style-name="P77">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781942126020340167" text:style-name="L70">
        <text:list-item>
          <text:p text:style-name="P78">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text:soft-page-break/>version 3.3.1:</text:p>
      <text:list xml:id="list1652633228422679831" text:style-name="L71">
        <text:list-item>
          <text:p text:style-name="P79">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5377107391100514931" text:style-name="L72">
        <text:list-item>
          <text:p text:style-name="P80">Changed main plot so that the scroll wheel only zooms the x axis.</text:p>
        </text:list-item>
        <text:list-item>
          <text:p text:style-name="P80">Changed lightcurve plot so that it conforms properly to 'start-of-exposure'.<text:line-break/></text:p>
        </text:list-item>
      </text:list>
      <text:p text:style-name="Standard">version 3.2.8</text:p>
      <text:list xml:id="list922344797722173005" text:style-name="L73">
        <text:list-item>
          <text:p text:style-name="P81">Changed font size in help files --- it was fine for Mac but too big for Win10<text:line-break/></text:p>
        </text:list-item>
      </text:list>
      <text:p text:style-name="Standard">version 3.2.7</text:p>
      <text:list xml:id="list2718843445523871369" text:style-name="L74">
        <text:list-item>
          <text:p text:style-name="P8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408431570248995605" text:style-name="L75">
        <text:list-item>
          <text:p text:style-name="P83">This is a 'cosmetic' release --- there should be NO detectable differences from version 3.2.5 in terms of functionality.</text:p>
        </text:list-item>
        <text:list-item>
          <text:p text:style-name="P83">All python files were brought into compliance with PEP 8 coding standards. <text:s/>Only I care about that.</text:p>
        </text:list-item>
        <text:list-item>
          <text:p text:style-name="P83">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83">All this 'cosmetic' work is in preparation for working on PyOTE issues again.<text:line-break/> </text:p>
        </text:list-item>
      </text:list>
      <text:p text:style-name="Standard">version 3.2.5</text:p>
      <text:list xml:id="list4826278312013806914" text:style-name="L76">
        <text:list-item>
          <text:p text:style-name="P84">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787173150072307893" text:style-name="L77">
        <text:list-item>
          <text:p text:style-name="P85">Modified the test for newer version to accommodate the different strings returned by pip 18.1 and pip 19.0+</text:p>
        </text:list-item>
        <text:list-item>
          <text:p text:style-name="P85">Added ability to invoke PyOTE from PyMovie with an externally supplied csv file <text:soft-page-break/>that is automatically opened.<text:line-break/></text:p>
        </text:list-item>
      </text:list>
      <text:p text:style-name="Standard">version 3.2.3</text:p>
      <text:list xml:id="list6503203640577467283" text:style-name="L78">
        <text:list-item>
          <text:p text:style-name="P8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86">Added support for the PyMovie csv format<text:line-break/></text:p>
        </text:list-item>
      </text:list>
      <text:p text:style-name="Standard">version 3.2.1</text:p>
      <text:list xml:id="list898638866742092263" text:style-name="L79">
        <text:list-item>
          <text:p text:style-name="P8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072105252295558848" text:style-name="L80">
        <text:list-item>
          <text:p text:style-name="P88">Changed GUI to better align text on min max edit boxes to avoid confusion.<text:line-break/></text:p>
        </text:list-item>
      </text:list>
      <text:p text:style-name="Standard">version 3.1.9</text:p>
      <text:list xml:id="list5132802127489044622" text:style-name="L81">
        <text:list-item>
          <text:p text:style-name="P89">Fixed a bug in the test for a min/max solution search being constrained by a too large min value.<text:line-break/></text:p>
        </text:list-item>
      </text:list>
      <text:p text:style-name="Standard">version 3.1.8</text:p>
      <text:list xml:id="list6882351447011970321" text:style-name="L82">
        <text:list-item>
          <text:p text:style-name="P90">version 3.1.7 was released without an updated version history. <text:s/>Here is what was changed in 3.1.7:<text:line-break/></text:p>
        </text:list-item>
        <text:list-item>
          <text:p text:style-name="P9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870810725747608626" text:style-name="L83">
        <text:list-item>
          <text:p text:style-name="P91">Values entered in the Manual Timestamp Entry dialog box are now 'sticky', thus <text:soft-page-break/>making corrections easy to do without requiring re-entry of all data. </text:p>
          <text:p text:style-name="P91"><text:line-break/>Also trapped is the case where a user has entered a custom frame time but failed to click the radio button indicating that it is to be used.<text:line-break/></text:p>
        </text:list-item>
      </text:list>
      <text:p text:style-name="Standard">version 3.1.5:</text:p>
      <text:list xml:id="list744720402865513052" text:style-name="L84">
        <text:list-item>
          <text:p text:style-name="P9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3969411978252386271" text:style-name="L85">
        <text:list-item>
          <text:p text:style-name="P93">Fixed error in new dropped reading detection logic when light curve was processed in field mode.<text:line-break/></text:p>
        </text:list-item>
        <text:list-item>
          <text:p text:style-name="P93">Cleaned up some language in tooltips.<text:line-break/></text:p>
        </text:list-item>
      </text:list>
      <text:p text:style-name="Standard">version 3.1.3:</text:p>
      <text:list xml:id="list4981425251821815952" text:style-name="L86">
        <text:list-item>
          <text:p text:style-name="P94">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94">Eliminated the 'entry num' column in the data matrix at the lower left of the GUI. The 'entry num' is unused and a possible source of confusion with the frame or field number for the unwary.<text:line-break/></text:p>
        </text:list-item>
        <text:list-item>
          <text:p text:style-name="P94">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6290805419974499667" text:style-name="L87">
        <text:list-item>
          <text:p text:style-name="P9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text:soft-page-break/>version 3.1.1:</text:p>
      <text:list xml:id="list2840279253016738910" text:style-name="L88">
        <text:list-item>
          <text:p text:style-name="P9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96">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96">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956756960765094891" text:style-name="L89">
        <text:list-item>
          <text:p text:style-name="P97">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835239654970704676" text:style-name="L90">
        <text:list-item>
          <text:p text:style-name="P98">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641220323891049941" text:style-name="L91">
        <text:list-item>
          <text:p text:style-name="P99">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1448447616679358673" text:style-name="L92">
        <text:list-item>
          <text:p text:style-name="P10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047996094235521427" text:style-name="L93">
        <text:list-item>
          <text:p text:style-name="P101"><text:soft-page-break/>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9117818120557903813" text:style-name="L94">
        <text:list-item>
          <text:p text:style-name="P102">Disable the Accept integration button when user overrides an automatic block analysis with a manual block selection followed by a click on the Block integrate button.<text:line-break/></text:p>
        </text:list-item>
      </text:list>
      <text:p text:style-name="Standard">version 2.1.4:</text:p>
      <text:list xml:id="list4530992318225434062" text:style-name="L95">
        <text:list-item>
          <text:p text:style-name="P103">Corrected a bug that kept manual selection of block integration from being performed after a refusal to accept the automatic block analysis results.<text:line-break/></text:p>
        </text:list-item>
      </text:list>
      <text:p text:style-name="Standard">version 2.1.3:</text:p>
      <text:list xml:id="list7287494033070183200" text:style-name="L96">
        <text:list-item>
          <text:p text:style-name="P104">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605429880550128394" text:style-name="L97">
        <text:list-item>
          <text:p text:style-name="P10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5416803148797624891" text:style-name="L98">
        <text:list-item>
          <text:p text:style-name="P106">Added progress bar tracking of block integration analysis because it can take an extended amount of time to complete the analysis when the light curve has many points.<text:line-break/></text:p>
        </text:list-item>
      </text:list>
      <text:p text:style-name="Standard">version 2.1.0</text:p>
      <text:list xml:id="list3305386118265320752" text:style-name="L99">
        <text:list-item>
          <text:p text:style-name="P107">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8969326538313158167" text:style-name="L100">
        <text:list-item>
          <text:p text:style-name="P108">Made the selection of Tooltip display 'sticky'</text:p>
        </text:list-item>
        <text:list-item>
          <text:p text:style-name="P108">Duration calculation when D and R span midnight now handled correctly</text:p>
        </text:list-item>
      </text:list>
      <text:p text:style-name="Standard"/>
      <text:p text:style-name="Standard">version 2.0.8</text:p>
      <text:list xml:id="list6098697500520939333" text:style-name="L101">
        <text:list-item>
          <text:p text:style-name="P109">toolTips changed to invoke and display in a custom dialog box that can be moved and resized to better accommodate legacy displays</text:p>
        </text:list-item>
        <text:list-item>
          <text:p text:style-name="P109">Calc flash timing calculation fixed to properly deal with the non-integer frame numbers that can result from field processed csv files</text:p>
        </text:list-item>
        <text:list-item>
          <text:p text:style-name="P109">Flash timing has been verified to work with integrated light curves</text:p>
        </text:list-item>
        <text:list-item>
          <text:p text:style-name="P109"><text:soft-page-break/>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003204540346352599" text:style-name="L102">
        <text:list-item>
          <text:p text:style-name="P110">Adds a button to calculate the edge position of an LED timing flash.</text:p>
        </text:list-item>
        <text:list-item>
          <text:p text:style-name="P11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10">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10">Adds a checkbox to force manual entry of timestamp info. <text:s/>This is useful when OCR on a VTI timed light curve has catastrophic errors. <text:s/>It is always employed when using LED flash timing.</text:p>
        </text:list-item>
      </text:list>
      <text:list xml:id="list4567653986314896627" text:style-name="L103">
        <text:list-item>
          <text:p text:style-name="P11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3868904575267630987" text:style-name="L104">
        <text:list-item>
          <text:p text:style-name="P112">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113337084535194229" text:style-name="L105">
        <text:list-item>
          <text:p text:style-name="P113">files generated by pyote now contain PYOTE in the filename.<text:line-break/></text:p>
        </text:list-item>
        <text:list-item>
          <text:p text:style-name="P11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393127307882269500" text:style-name="L106">
        <text:list-item>
          <text:p text:style-name="P11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471635414536632317" text:style-name="L107">
        <text:list-item>
          <text:p text:style-name="P115">detects and handles situations in which fewer than 14 baseline points are <text:soft-page-break/>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702316759657883262" text:style-name="L108">
        <text:list-item>
          <text:p text:style-name="P11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99442703035170634" text:style-name="L109">
        <text:list-item>
          <text:p text:style-name="P117">improved handling of D and R region selection so that one cannot enter an invalid configuration --- automatic corrections/changes are applied.<text:line-break/></text:p>
        </text:list-item>
        <text:list-item>
          <text:p text:style-name="P117">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1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034267175369836551" text:style-name="L110">
        <text:list-item>
          <text:p text:style-name="P118">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719219494655908385" text:style-name="L111">
        <text:list-item>
          <text:p text:style-name="P119">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1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695065992722246342" text:style-name="L112">
        <text:list-item>
          <text:p text:style-name="P120">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072934708453587950" text:style-name="L113">
        <text:list-item>
          <text:p text:style-name="P121"><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21">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2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21">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4857635270843864721" text:style-name="L114">
        <text:list-item>
          <text:p text:style-name="P124">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1-18T12:06:56</dc:date>
    <meta:editing-cycles>151</meta:editing-cycles>
    <meta:editing-duration>P1DT37M33S</meta:editing-duration>
    <dc:creator>Robert Anderson</dc:creator>
    <meta:document-statistic meta:table-count="0" meta:image-count="3" meta:object-count="0" meta:page-count="21" meta:paragraph-count="300" meta:word-count="8181" meta:character-count="47707"/>
    <meta:template xlink:type="simple" xlink:actuate="onRequest" xlink:title="" xlink:href="Normal"/>
  </office:meta>
</office:document-meta>
</file>